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alton Sparks</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Dalton Sparks</text:p>
          </table:table-cell>
          <table:covered-table-cell table:number-columns-repeated="5" table:style-name="ce74"/>
          <table:table-cell table:style-name="ce74" table:content-validation-name="val11" office:value-type="string" calcext:value-type="string">
            <text:p>DLS</text:p>
          </table:table-cell>
          <table:table-cell table:style-name="ce131" table:content-validation-name="val13" office:value-type="float" office:value="1001726716" calcext:value-type="float">
            <text:p>1001726716</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7" calcext:value-type="float">
            <text:p>17</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7" calcext:value-type="float">
            <text:p>17</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7" calcext:value-type="float">
            <text:p>17</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7" calcext:value-type="float">
            <text:p>17</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8" calcext:value-type="float">
            <text:p>8</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the menu 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reate a main window for store</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ool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ool mulch and plant to drop down</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main window</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plant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Mulch drop down to enter data</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s untitled.mang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open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a selected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text:s/>provide about dialog for documenting</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23:18:48.200848461">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6T23:20:02.919919607</dc:date>
    <meta:editing-cycles>200</meta:editing-cycles>
    <meta:editing-duration>P5DT19H43M54S</meta:editing-duration>
    <meta:generator>LibreOffice/6.4.4.2$Linux_X86_64 LibreOffice_project/40$Build-2</meta:generator>
    <meta:document-statistic meta:table-count="7" meta:cell-count="115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
              <table:table-cell office:value-type="string">
                <text:p>7</text:p>
              </table:table-cell>
              <table:table-cell office:value-type="float" office:value="6">
                <text:p>6</text:p>
              </table:table-cell>
              <table:table-cell office:value-type="float" office:value="17">
                <text:p>17</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